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5c1f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055c1f" fo:hyphenate="false" loext:hyphenation-no-caps="false"/>
    </style:style>
    <style:style style:name="T1" style:family="text">
      <style:text-properties officeooo:rsid="0003c42c"/>
    </style:style>
    <style:style style:name="T2" style:family="text">
      <style:text-properties fo:color="#000000" style:font-name="Carlito" fo:font-size="12pt" fo:font-weight="normal" officeooo:rsid="005dc09a" style:font-size-asian="12pt" style:font-weight-asian="normal" style:font-size-complex="12pt" style:font-weight-complex="normal"/>
    </style:style>
    <style:style style:name="T3" style:family="text"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5c3985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officeooo:rsid="00b45747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5" style:family="text">
      <style:text-properties officeooo:rsid="00055c1f"/>
    </style:style>
    <style:style style:name="T6" style:family="text">
      <style:text-properties style:use-window-font-color="true" style:font-name="Carlito" fo:font-size="12pt" fo:language="pt" fo:country="BR" fo:font-weight="normal" officeooo:rsid="00b4ac6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Carlito" fo:font-size="12pt" fo:language="pt" fo:country="BR" fo:font-weight="normal" officeooo:rsid="00529c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Carlito" fo:font-size="12pt" fo:language="pt" fo:country="BR" fo:font-weight="normal" officeooo:rsid="00d34e3c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Carlito" fo:font-size="12pt" fo:language="pt" fo:country="BR" fo:font-weight="normal" officeooo:rsid="00055c1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style:font-name="Carlito" fo:font-size="12pt" fo:language="pt" fo:country="BR" fo:font-weight="bold" officeooo:rsid="00dee1a3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="Carlito" fo:font-size="12pt" fo:language="pt" fo:country="BR" fo:font-weight="bold" officeooo:rsid="00df0a5f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: <text:tab/> NICITB </text:p>
      <text:p text:style-name="P1">Para: <text:tab/> <text:span text:style-name="T1">{{indicativo_naval}}</text:span> </text:p>
      <text:p text:style-name="P1">Info: <text:tab/> <text:s/></text:p>
      <text:p text:style-name="P1">Assunto: <text:tab/> Renovação de Contrato Administrativo</text:p>
      <text:p text:style-name="P1"><text:s/></text:p>
      <text:p text:style-name="P1">Texto: <text:s/><text:tab/></text:p>
      <text:p text:style-name="P1">ROTINA</text:p>
      <text:p text:style-name="P1">R000000Z<text:span text:style-name="T1">{{mes_ano}}</text:span></text:p>
      <text:p text:style-name="P1">DE NICITB</text:p>
      <text:p text:style-name="P1">PARA <text:s/><text:span text:style-name="T1">{{indicativo_naval}}</text:span> </text:p>
      <text:p text:style-name="P1">GRNC</text:p>
      <text:p text:style-name="P1">BT</text:p>
      <text:p text:style-name="P1"/>
      <text:p text:style-name="P2"><text:span text:style-name="T2">Fim de vigência de </text:span><text:span text:style-name="T3">ATA </text:span><text:span text:style-name="T4">(s)</text:span><text:span text:style-name="T3"> SRP</text:span></text:p>
      <text:p text:style-name="P1"/>
      <text:p text:style-name="P1">VTD proximidade d<text:span text:style-name="T5">o</text:span> termo final d<text:span text:style-name="T5">e</text:span> vigência d<text:span text:style-name="T5">a</text:span> <text:span text:style-name="T3">ATA </text:span><text:span text:style-name="T4">(s)</text:span><text:span text:style-name="T3"> SRP</text:span> n° <text:span text:style-name="T1">{{num_</text:span><text:span text:style-name="T5">ata</text:span><text:span text:style-name="T1">}}</text:span>, </text:p>
      <text:p text:style-name="P1">cujo objeto é <text:span text:style-name="T1">{{objeto}}</text:span>, CNS PSB:</text:p>
      <text:p text:style-name="P1"/>
      <text:p text:style-name="P1">ALFA - INF intenção, ou não, de iniciar os procedimentos para a </text:p>
      <text:p text:style-name="P1"><text:span text:style-name="Fonte_20_parág._20_padrão"><text:span text:style-name="T6">confecção de novo processo</text:span></text:span>;</text:p>
      <text:p text:style-name="P1"/>
      <text:p text:style-name="P1">BRAVO - <text:span text:style-name="Fonte_20_parág._20_padrão"><text:span text:style-name="T7">Havendo interesse, </text:span></text:span><text:span text:style-name="Fonte_20_parág._20_padrão"><text:span text:style-name="T9">SOL</text:span></text:span><text:span text:style-name="Fonte_20_parág._20_padrão"><text:span text:style-name="T8"> encaminhar </text:span></text:span><text:span text:style-name="Fonte_20_parág._20_padrão"><text:span text:style-name="T7">subsídios para </text:span></text:span><text:span text:style-name="Fonte_20_parág._20_padrão"><text:span text:style-name="T6">a</text:span></text:span><text:span text:style-name="Fonte_20_parág._20_padrão"><text:span text:style-name="T8"> Divisão de Obtenção</text:span></text:span><text:span text:style-name="Fonte_20_parág._20_padrão"><text:span text:style-name="T7">, até </text:span></text:span><text:span text:style-name="Fonte_20_parág._20_padrão"><text:span text:style-name="T10">{{</text:span></text:span><text:span text:style-name="Fonte_20_parág._20_padrão"><text:span text:style-name="T11">data</text:span></text:span><text:span text:style-name="Fonte_20_parág._20_padrão"><text:span text:style-name="T10">}}</text:span></text:span><text:span text:style-name="Fonte_20_parág._20_padrão"><text:span text:style-name="T7">;</text:span></text:span>; </text:p>
      <text:p text:style-name="P1"/>
      <text:p text:style-name="P1">CHARLIE - Informações adicionais:</text:p>
      <text:p text:style-name="P1">UNO – Gestor <text:span text:style-name="T1">(a)</text:span> <text:span text:style-name="T5">da ATA</text:span>: <text:span text:style-name="T1">{{posto_graduacao_especialidade_nome}}</text:span>; e</text:p>
      <text:p text:style-name="P1">DOIS - Término da vigência: <text:span text:style-name="T1">{{data}}</text:span> B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4-02-07T15:06:01.066000000</dc:date>
    <meta:editing-duration>PT11M37S</meta:editing-duration>
    <meta:editing-cycles>3</meta:editing-cycles>
    <meta:document-statistic meta:table-count="0" meta:image-count="0" meta:object-count="0" meta:page-count="1" meta:paragraph-count="21" meta:word-count="93" meta:character-count="637" meta:non-whitespace-character-count="542"/>
  </office:meta>
</office:document-meta>
</file>